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0.35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92cm" svg:height="1.587cm" svg:x="17.035cm" svg:y="2.27cm">
          <text:p text:style-name="P1">#100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1.592cm" svg:height="1.587cm" svg:x="11.436cm" svg:y="2.27cm">
          <text:p text:style-name="P1">#60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1.592cm" svg:height="1.587cm" svg:x="1.437cm" svg:y="2.27cm">
          <text:p text:style-name="P1">#1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1.592cm" svg:height="1.587cm" svg:x="3.237cm" svg:y="2.27cm">
          <text:p text:style-name="P1">#2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1.592cm" svg:height="1.587cm" svg:x="5.037cm" svg:y="2.27cm">
          <text:p text:style-name="P1">#3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1.569cm" svg:height="0.962cm" svg:x="7.667cm" svg:y="2.905cm">
          <draw:text-box>
            <text:p><text:span text:style-name="T1">. . . </text:span></text:p>
          </draw:text-box>
        </draw:frame>
        <draw:frame draw:style-name="gr2" draw:text-style-name="P3" draw:layer="layout" svg:width="1.569cm" svg:height="0.962cm" svg:x="13.968cm" svg:y="2.905cm">
          <draw:text-box>
            <text:p><text:span text:style-name="T1">. . .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0T15:28:45.224000000</meta:creation-date>
    <dc:date>2021-08-10T22:22:55.856000000</dc:date>
    <meta:editing-duration>PT3H3M18S</meta:editing-duration>
    <meta:editing-cycles>1</meta:editing-cycles>
    <meta:document-statistic meta:object-count="7"/>
    <meta:generator>LibreOffice/7.1.3.2$Windows_X86_64 LibreOffice_project/47f78053abe362b9384784d31a6e56f8511eb1c1</meta:generator>
  </office:meta>
</office:document-meta>
</file>